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1" svg:font-family="Calibri, Arial, Helvetica, 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9f679b" officeooo:paragraph-rsid="00b330d3" style:font-size-asian="12pt" style:language-asian="en" style:country-asian="US" style:font-size-complex="12pt" style:language-complex="ar" style:country-complex="SA"/>
    </style:style>
    <style:style style:name="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P3"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P4" style:family="paragraph" style:parent-style-name="Header">
      <style:text-properties fo:language="fr" fo:country="FR"/>
    </style:style>
    <style:style style:name="P5" style:family="paragraph" style:parent-style-name="Footer">
      <loext:graphic-properties draw:fill="none"/>
      <style:paragraph-properties fo:margin-left="0cm" fo:margin-right="0cm" fo:margin-top="0.141cm" fo:margin-bottom="0.141cm" loext:contextual-spacing="false" fo:text-align="start" style:justify-single-word="false" fo:orphans="2" fo:widows="2" fo:text-indent="0.499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P6" style:family="paragraph" style:parent-style-name="Footer">
      <style:text-properties fo:language="fr" fo:country="FR"/>
    </style:style>
    <style:style style:name="P7"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aa98c2"/>
    </style:style>
    <style:style style:name="P8"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reak-before="page" fo:background-color="transparent" style:writing-mode="lr-tb"/>
      <style:text-properties officeooo:paragraph-rsid="00a9e2ca"/>
    </style:style>
    <style:style style:name="P9"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reak-before="page" fo:background-color="transparent" style:writing-mode="lr-tb"/>
      <style:text-properties officeooo:paragraph-rsid="00a86ba0"/>
    </style:style>
    <style:style style:name="P10"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ad5fa5"/>
    </style:style>
    <style:style style:name="P11"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b120e3"/>
    </style:style>
    <style:style style:name="P12"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b25e8f"/>
    </style:style>
    <style:style style:name="P13"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a27c78"/>
    </style:style>
    <style:style style:name="P14" style:family="paragraph" style:parent-style-name="Standard" style:master-page-name="First_20_Page">
      <style:paragraph-properties style:page-number="auto"/>
      <style:text-properties style:font-name="Times New Roman" fo:language="fr" fo:country="FR" officeooo:rsid="00a54812" officeooo:paragraph-rsid="00a54812" style:language-asian="en" style:country-asian="US" style:language-complex="ar" style:country-complex="SA"/>
    </style:style>
    <style:style style:name="P15"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b79a0c"/>
    </style:style>
    <style:style style:name="P16"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b79a0c"/>
    </style:style>
    <style:style style:name="P17"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b8f51a"/>
    </style:style>
    <style:style style:name="P18"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b8f51a"/>
    </style:style>
    <style:style style:name="P19"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b8f51a"/>
    </style:style>
    <style:style style:name="P20" style:family="paragraph">
      <loext:graphic-properties draw:fill="solid" draw:fill-color="#c0504d"/>
      <style:paragraph-properties fo:text-align="start"/>
    </style:style>
    <style:style style:name="P21" style:family="paragraph">
      <loext:graphic-properties draw:fill="solid" draw:fill-color="#4f81bd"/>
      <style:paragraph-properties fo:text-align="start"/>
    </style:style>
    <style:style style:name="P22" style:family="paragraph">
      <loext:graphic-properties draw:fill="none"/>
      <style:paragraph-properties fo:text-align="start"/>
      <style:text-properties fo:color="#000000" fo:font-size="18pt"/>
    </style:style>
    <style:style style:name="P23" style:family="paragraph">
      <style:paragraph-properties fo:text-align="center"/>
    </style:style>
    <style:style style:name="P24" style:family="paragraph">
      <loext:graphic-properties draw:fill="none" draw:fill-color="#ffffff"/>
      <style:paragraph-properties fo:text-align="center"/>
      <style:text-properties fo:font-variant="normal" fo:text-transform="none" fo:font-size="35pt" style:font-size-asian="35pt" style:font-size-complex="35pt"/>
    </style:style>
    <style:style style:name="P25" style:family="paragraph">
      <style:paragraph-properties fo:text-align="end"/>
    </style:style>
    <style:style style:name="P26" style:family="paragraph">
      <loext:graphic-properties draw:fill="none" draw:fill-color="#ffffff"/>
      <style:paragraph-properties fo:text-align="end"/>
      <style:text-properties fo:text-transform="uppercase" fo:color="#262626" fo:font-size="18pt" style:font-size-asian="18pt" style:font-size-complex="18pt" style:language-complex="ar" style:country-complex="SA"/>
    </style:style>
    <style:style style:name="T1" style:family="text">
      <style:text-properties officeooo:rsid="00a86ba0"/>
    </style:style>
    <style:style style:name="T2" style:family="text">
      <style:text-properties officeooo:rsid="00b330d3"/>
    </style:style>
    <style:style style:name="T3" style:family="text">
      <style:text-properties officeooo:rsid="0036bed1"/>
    </style:style>
    <style:style style:name="T4" style:family="text">
      <style:text-properties officeooo:rsid="008a383e"/>
    </style:style>
    <style:style style:name="T5" style:family="text">
      <style:text-properties fo:color="#000000" style:font-name="Times New Roman" fo:font-size="12pt" fo:language="fr" fo:country="FR" fo:font-weight="normal" officeooo:rsid="00a27c78" style:font-size-asian="12pt" style:language-asian="en" style:country-asian="US" style:font-weight-asian="normal" style:font-size-complex="12pt" style:language-complex="ar" style:country-complex="SA" style:font-weight-complex="bold"/>
    </style:style>
    <style:style style:name="T6" style:family="text">
      <style:text-properties fo:color="#000000" style:font-name="Times New Roman" fo:font-size="12pt" fo:language="fr" fo:country="FR" fo:font-weight="normal" officeooo:rsid="00a3e7e3" style:font-size-asian="12pt" style:language-asian="en" style:country-asian="US" style:font-weight-asian="normal" style:font-size-complex="12pt" style:language-complex="ar" style:country-complex="SA" style:font-weight-complex="bold"/>
    </style:style>
    <style:style style:name="T7" style:family="text">
      <style:text-properties fo:color="#000000" style:font-name="Times New Roman" fo:font-size="12pt" fo:language="fr" fo:country="FR" fo:font-weight="normal" officeooo:rsid="00a44b9a" style:font-size-asian="12pt" style:language-asian="en" style:country-asian="US" style:font-weight-asian="normal" style:font-size-complex="12pt" style:language-complex="ar" style:country-complex="SA" style:font-weight-complex="bold"/>
    </style:style>
    <style:style style:name="T8" style:family="text">
      <style:text-properties fo:color="#000000" style:font-name="Times New Roman" fo:font-size="12pt" fo:language="fr" fo:country="FR" fo:font-weight="normal" officeooo:rsid="00a61d0d" style:font-size-asian="12pt" style:language-asian="en" style:country-asian="US" style:font-weight-asian="normal" style:font-size-complex="12pt" style:language-complex="ar" style:country-complex="SA" style:font-weight-complex="bold"/>
    </style:style>
    <style:style style:name="T9" style:family="text">
      <style:text-properties fo:color="#000000" style:font-name="Times New Roman" fo:font-size="12pt" fo:language="fr" fo:country="FR" fo:font-weight="normal" officeooo:rsid="00a804f4" style:font-size-asian="12pt" style:language-asian="en" style:country-asian="US" style:font-weight-asian="normal" style:font-size-complex="12pt" style:language-complex="ar" style:country-complex="SA" style:font-weight-complex="bold"/>
    </style:style>
    <style:style style:name="T10" style:family="text">
      <style:text-properties fo:color="#000000" style:font-name="Times New Roman" fo:font-size="12pt" fo:language="fr" fo:country="FR" fo:font-weight="normal" officeooo:rsid="00a83f77" style:font-size-asian="12pt" style:language-asian="en" style:country-asian="US" style:font-weight-asian="normal" style:font-size-complex="12pt" style:language-complex="ar" style:country-complex="SA" style:font-weight-complex="bold"/>
    </style:style>
    <style:style style:name="T11" style:family="text">
      <style:text-properties fo:color="#000000" style:font-name="Times New Roman" fo:font-size="12pt" fo:language="fr" fo:country="FR" fo:font-weight="normal" officeooo:rsid="00a8fa0b" style:font-size-asian="12pt" style:language-asian="en" style:country-asian="US" style:font-weight-asian="normal" style:font-size-complex="12pt" style:language-complex="ar" style:country-complex="SA" style:font-weight-complex="bold"/>
    </style:style>
    <style:style style:name="T12" style:family="text">
      <style:text-properties fo:color="#000000" style:font-name="Times New Roman" fo:font-size="12pt" fo:language="fr" fo:country="FR" fo:font-weight="normal" officeooo:rsid="00a986dc" style:font-size-asian="12pt" style:language-asian="en" style:country-asian="US" style:font-weight-asian="normal" style:font-size-complex="12pt" style:language-complex="ar" style:country-complex="SA" style:font-weight-complex="bold"/>
    </style:style>
    <style:style style:name="T13" style:family="text">
      <style:text-properties fo:color="#000000" style:font-name="Times New Roman" fo:font-size="12pt" fo:language="fr" fo:country="FR" fo:font-weight="normal" officeooo:rsid="00aa98c2" style:font-size-asian="12pt" style:language-asian="en" style:country-asian="US" style:font-weight-asian="normal" style:font-size-complex="12pt" style:language-complex="ar" style:country-complex="SA" style:font-weight-complex="bold"/>
    </style:style>
    <style:style style:name="T14" style:family="text">
      <style:text-properties fo:color="#000000" style:font-name="Times New Roman" fo:font-size="12pt" fo:language="fr" fo:country="FR" fo:font-weight="normal" officeooo:rsid="00ac2138" style:font-size-asian="12pt" style:language-asian="en" style:country-asian="US" style:font-weight-asian="normal" style:font-size-complex="12pt" style:language-complex="ar" style:country-complex="SA" style:font-weight-complex="bold"/>
    </style:style>
    <style:style style:name="T15" style:family="text">
      <style:text-properties fo:color="#000000" style:font-name="Times New Roman" fo:font-size="12pt" fo:language="fr" fo:country="FR" fo:font-weight="normal" officeooo:rsid="00ac7a1a" style:font-size-asian="12pt" style:language-asian="en" style:country-asian="US" style:font-weight-asian="normal" style:font-size-complex="12pt" style:language-complex="ar" style:country-complex="SA" style:font-weight-complex="bold"/>
    </style:style>
    <style:style style:name="T16" style:family="text">
      <style:text-properties fo:color="#000000" style:font-name="Times New Roman" fo:font-size="12pt" fo:language="fr" fo:country="FR" fo:font-weight="normal" officeooo:rsid="00ad5fa5" style:font-size-asian="12pt" style:language-asian="en" style:country-asian="US" style:font-weight-asian="normal" style:font-size-complex="12pt" style:language-complex="ar" style:country-complex="SA" style:font-weight-complex="bold"/>
    </style:style>
    <style:style style:name="T17" style:family="text">
      <style:text-properties fo:color="#000000" style:font-name="Times New Roman" fo:font-size="12pt" fo:language="fr" fo:country="FR" fo:font-weight="normal" officeooo:rsid="00ae4fc2" style:font-size-asian="12pt" style:language-asian="en" style:country-asian="US" style:font-weight-asian="normal" style:font-size-complex="12pt" style:language-complex="ar" style:country-complex="SA" style:font-weight-complex="bold"/>
    </style:style>
    <style:style style:name="T18" style:family="text">
      <style:text-properties fo:color="#000000" style:font-name="Times New Roman" fo:font-size="12pt" fo:language="fr" fo:country="FR" fo:font-weight="normal" officeooo:rsid="00af199b" style:font-size-asian="12pt" style:language-asian="en" style:country-asian="US" style:font-weight-asian="normal" style:font-size-complex="12pt" style:language-complex="ar" style:country-complex="SA" style:font-weight-complex="bold"/>
    </style:style>
    <style:style style:name="T19" style:family="text">
      <style:text-properties fo:color="#000000" style:font-name="Times New Roman" fo:font-size="12pt" fo:language="fr" fo:country="FR" fo:font-weight="normal" officeooo:rsid="00b081e6" style:font-size-asian="12pt" style:language-asian="en" style:country-asian="US" style:font-weight-asian="normal" style:font-size-complex="12pt" style:language-complex="ar" style:country-complex="SA" style:font-weight-complex="bold"/>
    </style:style>
    <style:style style:name="T20" style:family="text">
      <style:text-properties fo:color="#000000" style:font-name="Times New Roman" fo:font-size="12pt" fo:language="fr" fo:country="FR" fo:font-weight="normal" officeooo:rsid="00b120e3" style:font-size-asian="12pt" style:language-asian="en" style:country-asian="US" style:font-weight-asian="normal" style:font-size-complex="12pt" style:language-complex="ar" style:country-complex="SA" style:font-weight-complex="bold"/>
    </style:style>
    <style:style style:name="T21" style:family="text">
      <style:text-properties fo:color="#000000" style:font-name="Times New Roman" fo:font-size="12pt" fo:language="fr" fo:country="FR" fo:font-weight="normal" officeooo:rsid="00b25e8f" style:font-size-asian="12pt" style:language-asian="en" style:country-asian="US" style:font-weight-asian="normal" style:font-size-complex="12pt" style:language-complex="ar" style:country-complex="SA" style:font-weight-complex="bold"/>
    </style:style>
    <style:style style:name="T22" style:family="text">
      <style:text-properties fo:color="#000000" style:font-name="Times New Roman" fo:font-size="12pt" fo:language="fr" fo:country="FR" fo:font-weight="normal" officeooo:rsid="00b3c27e" style:font-size-asian="12pt" style:language-asian="en" style:country-asian="US" style:font-weight-asian="normal" style:font-size-complex="12pt" style:language-complex="ar" style:country-complex="SA" style:font-weight-complex="bold"/>
    </style:style>
    <style:style style:name="T23" style:family="text">
      <style:text-properties fo:color="#000000" style:font-name="Times New Roman" fo:font-size="12pt" fo:language="fr" fo:country="FR" fo:font-weight="normal" officeooo:rsid="00b5745f" style:font-size-asian="12pt" style:language-asian="en" style:country-asian="US" style:font-weight-asian="normal" style:font-size-complex="12pt" style:language-complex="ar" style:country-complex="SA" style:font-weight-complex="bold"/>
    </style:style>
    <style:style style:name="T24" style:family="text">
      <style:text-properties fo:color="#000000" style:font-name="Times New Roman" fo:font-size="12pt" fo:language="fr" fo:country="FR" fo:font-weight="normal" officeooo:rsid="00b5ccea" style:font-size-asian="12pt" style:language-asian="en" style:country-asian="US" style:font-weight-asian="normal" style:font-size-complex="12pt" style:language-complex="ar" style:country-complex="SA" style:font-weight-complex="bold"/>
    </style:style>
    <style:style style:name="T25" style:family="text">
      <style:text-properties fo:color="#000000" style:font-name="Times New Roman" fo:font-size="12pt" fo:language="fr" fo:country="FR" fo:font-weight="normal" officeooo:rsid="00b79a0c" style:font-size-asian="12pt" style:language-asian="en" style:country-asian="US" style:font-weight-asian="normal" style:font-size-complex="12pt" style:language-complex="ar" style:country-complex="SA" style:font-weight-complex="bold"/>
    </style:style>
    <style:style style:name="T26" style:family="text">
      <style:text-properties fo:color="#000000" style:font-name="Times New Roman" fo:font-size="28pt" fo:language="fr" fo:country="FR" fo:font-weight="normal" officeooo:rsid="00a86ba0" style:font-size-asian="28pt" style:language-asian="en" style:country-asian="US" style:font-weight-asian="normal" style:font-size-complex="28pt" style:language-complex="ar" style:country-complex="SA" style:font-weight-complex="bold"/>
    </style:style>
    <style:style style:name="T27" style:family="text">
      <style:text-properties fo:color="#000000" style:font-name="Times New Roman" fo:font-size="28pt" fo:language="fr" fo:country="FR" fo:font-weight="normal" officeooo:rsid="00a9e2ca" style:font-size-asian="28pt" style:language-asian="en" style:country-asian="US" style:font-weight-asian="normal" style:font-size-complex="28pt" style:language-complex="ar" style:country-complex="SA" style:font-weight-complex="bold"/>
    </style:style>
    <style:style style:name="T28" style:family="text">
      <style:text-properties fo:color="#000000" style:font-name="Times New Roman" fo:font-size="28pt" fo:language="fr" fo:country="FR" fo:font-weight="normal" officeooo:rsid="00b79a0c" style:font-size-asian="28pt" style:language-asian="en" style:country-asian="US" style:font-weight-asian="normal" style:font-size-complex="28pt" style:language-complex="ar" style:country-complex="SA" style:font-weight-complex="bold"/>
    </style:style>
    <style:style style:name="T29" style:family="text">
      <style:text-properties fo:font-variant="normal" fo:text-transform="none" fo:color="#000000" style:font-name="Times New Roman" fo:font-size="12pt" fo:letter-spacing="normal" fo:language="fr" fo:country="FR" fo:font-style="normal" fo:font-weight="normal" officeooo:rsid="00a3e7e3" style:font-size-asian="12pt" style:language-asian="en" style:country-asian="US" style:font-weight-asian="normal" style:font-size-complex="12pt" style:language-complex="ar" style:country-complex="SA" style:font-weight-complex="bold"/>
    </style:style>
    <style:style style:name="T30" style:family="text">
      <style:text-properties fo:font-variant="normal" fo:text-transform="none" fo:color="#000000" style:font-name="Times New Roman" fo:font-size="12pt" fo:letter-spacing="normal" fo:language="fr" fo:country="FR" fo:font-style="normal" fo:font-weight="normal" officeooo:rsid="00af199b" style:font-size-asian="12pt" style:language-asian="en" style:country-asian="US" style:font-weight-asian="normal" style:font-size-complex="12pt" style:language-complex="ar" style:country-complex="SA" style:font-weight-complex="bold"/>
    </style:style>
    <style:style style:name="T31" style:family="text">
      <style:text-properties fo:font-variant="normal" fo:text-transform="none" fo:color="#000000" style:font-name="Times New Roman" fo:font-size="12pt" fo:letter-spacing="normal" fo:language="fr" fo:country="FR" fo:font-style="normal" fo:font-weight="normal" officeooo:rsid="00b081e6" style:font-size-asian="12pt" style:language-asian="en" style:country-asian="US" style:font-weight-asian="normal" style:font-size-complex="12pt" style:language-complex="ar" style:country-complex="SA" style:font-weight-complex="bold"/>
    </style:style>
    <style:style style:name="T32" style:family="text">
      <style:text-properties fo:font-variant="normal" fo:text-transform="none" fo:color="#000000" style:font-name="Times New Roman" fo:font-size="12pt" fo:letter-spacing="normal" fo:language="fr" fo:country="FR" fo:font-style="normal" fo:font-weight="normal" officeooo:rsid="00a44b9a" style:font-size-asian="12pt" style:language-asian="en" style:country-asian="US" style:font-weight-asian="normal" style:font-size-complex="12pt" style:language-complex="ar" style:country-complex="SA" style:font-weight-complex="bold"/>
    </style:style>
    <style:style style:name="T33" style:family="text">
      <style:text-properties fo:font-variant="normal" fo:text-transform="none" fo:color="#000000" style:font-name="Times New Roman" fo:font-size="12pt" fo:letter-spacing="normal" fo:language="fr" fo:country="FR" fo:font-style="normal" fo:font-weight="normal" officeooo:rsid="00b25e8f" style:font-size-asian="12pt" style:language-asian="en" style:country-asian="US" style:font-weight-asian="normal" style:font-size-complex="12pt" style:language-complex="ar" style:country-complex="SA" style:font-weight-complex="bold"/>
    </style:style>
    <style:style style:name="T34" style:family="text">
      <style:text-properties fo:font-variant="normal" fo:text-transform="none" fo:color="#000000" style:font-name="Times New Roman" fo:font-size="12pt" fo:letter-spacing="normal" fo:language="fr" fo:country="FR" fo:font-style="normal" fo:font-weight="normal" officeooo:rsid="00b79a0c" style:font-size-asian="12pt" style:language-asian="en" style:country-asian="US" style:font-weight-asian="normal" style:font-size-complex="12pt" style:language-complex="ar" style:country-complex="SA" style:font-weight-complex="bold"/>
    </style:style>
    <style:style style:name="T35" style:family="text">
      <style:text-properties fo:font-variant="normal" fo:text-transform="none" fo:color="#000000" style:font-name="Times New Roman" fo:font-size="12pt" fo:letter-spacing="normal" fo:language="fr" fo:country="FR" fo:font-style="normal" fo:font-weight="normal" officeooo:rsid="00b8f51a" style:font-size-asian="12pt" style:language-asian="en" style:country-asian="US" style:font-weight-asian="normal" style:font-size-complex="12pt" style:language-complex="ar" style:country-complex="SA" style:font-weight-complex="bold"/>
    </style:style>
    <style:style style:name="T36" style:family="text">
      <style:text-properties fo:font-variant="normal" fo:text-transform="none" fo:color="#000000" style:font-name="Times New Roman" fo:font-size="12pt" fo:letter-spacing="normal" fo:language="fr" fo:country="FR" fo:font-style="normal" fo:font-weight="normal" officeooo:rsid="00b25e8f" style:font-size-asian="12pt" style:language-asian="en" style:country-asian="US" style:font-weight-asian="normal" style:font-size-complex="12pt" style:language-complex="ar" style:country-complex="SA" style:font-weight-complex="bold"/>
    </style:style>
    <style:style style:name="T37" style:family="text">
      <style:text-properties fo:font-variant="normal" fo:text-transform="none" fo:color="#17365d" fo:font-size="40pt" style:font-size-asian="40pt" style:font-size-complex="40pt" style:language-complex="ar" style:country-complex="SA"/>
    </style:style>
    <style:style style:name="T38" style:family="text">
      <style:text-properties fo:text-transform="uppercase" fo:color="#262626" fo:font-size="18pt" style:font-size-asian="18pt" style:font-size-complex="18pt" style:language-complex="ar" style:country-complex="SA"/>
    </style:style>
    <style:style style:name="T39" style:family="text">
      <style:text-properties fo:text-transform="uppercase" fo:color="#262626" fo:font-size="14pt" style:font-size-asian="14pt" style:font-size-complex="14pt" style:language-complex="ar" style:country-complex="SA"/>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fo:min-height="0.42cm" fo:min-width="0.108cm" fo:padding-top="0.125cm" fo:padding-bottom="0.125cm" fo:padding-left="0.25cm" fo:padding-right="0.25cm" fo:wrap-option="wrap" style:run-through="foreground"/>
    </style:style>
    <style:style style:name="gr4"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style:style style:name="gr6" style:family="graphic">
      <style:graphic-properties draw:stroke="none" svg:stroke-color="#000000" draw:fill="none" draw:fill-color="#ffffff" fo:min-height="12.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ustom-shape text:anchor-type="paragraph" draw:z-index="1" draw:name="Zone de texte 112" draw:style-name="gr4" draw:text-style-name="P22"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Zone de texte 111" draw:style-name="gr5" draw:text-style-name="P22" svg:width="15.645cm" svg:height="10.842cm" svg:x="16.328cm" svg:y="57.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20"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1"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3" draw:name="Forme1" draw:style-name="gr6" draw:text-style-name="P24" svg:width="17.11cm" svg:height="12.985cm" svg:x="0.328cm" svg:y="1.623cm"><draw:text-box><text:p text:style-name="P23"><text:span text:style-name="T37">Les apports de</text:span></text:p><text:p text:style-name="P23"><text:span text:style-name="T37">John Von Neumann</text:span></text:p><text:p text:style-name="P23"><text:span text:style-name="T37">et Alan Turing</text:span></text:p><text:p text:style-name="P23"><text:span text:style-name="T37">à la modélisation abstraite</text:span></text:p><text:p text:style-name="P23"><text:span text:style-name="T37">de ce qu'est un algorithme,</text:span></text:p><text:p text:style-name="P23"><text:span text:style-name="T37">Colossus,</text:span></text:p><text:p text:style-name="P23"><text:span text:style-name="T37">le cassage d'Enigma</text:span></text:p><text:p text:style-name="P23"><text:span text:style-name="T37">et la cryptographie</text:span></text:p></draw:text-box></draw:frame><draw:frame text:anchor-type="paragraph" draw:z-index="4" draw:name="Forme2" draw:style-name="gr7" draw:text-style-name="P26" svg:width="13.362cm" svg:height="2.394cm" svg:x="3.03cm" svg:y="21.396cm"><draw:text-box><text:p text:style-name="P25"><text:span text:style-name="T38">Julien GIRAUD - g2s4</text:span></text:p><text:p text:style-name="P25"><text:span text:style-name="T39">Université Lyon 1</text:span></text:p></draw:text-box></draw:frame></text:p>
      <text:p text:style-name="P8"><text:span text:style-name="Police_20_par_20_défaut"><text:span text:style-name="T27">Alan Turing</text:span></text:span></text:p>
      <text:p text:style-name="P7"><text:span text:style-name="Police_20_par_20_défaut"><text:span text:style-name="T13"><text:tab/>Alan Turing est l’un des fondateurs de l’informatique moderne. </text:span></text:span><text:span text:style-name="Police_20_par_20_défaut"><text:span text:style-name="T14">En 1936 il trouve un moyen de résoudre le problème de l’arrêt. Ce problème consiste à prendre un algorithme en entrée puis à dire en </text:span></text:span><text:span text:style-name="Police_20_par_20_défaut"><text:span text:style-name="T15">un temps fini</text:span></text:span><text:span text:style-name="Police_20_par_20_défaut"><text:span text:style-name="T14"> s’il va se terminer ou non. Pour résoudre ce problème il invente la « machine de Turing » qui est le concept d’un programme informatique. Il existe donc autant de machines de Turing que de programmes soit une infinité. </text:span></text:span><text:span text:style-name="Police_20_par_20_défaut"><text:span text:style-name="T15">Il suppose ensuite qu’une machine de Turing permet de déterminer si un algorithme va s’arrêter et il lui transmet un programme qui comporte une boucle infinie. Il faudra donc attendre la fin du traitement de la boucle infinie pour savoir si le programme a une fin. C’est à dire une infinité de temps, ce qui prouve par l’absurde que ce problème est indécidable.</text:span></text:span></text:p>
      <text:p text:style-name="P13"><text:span text:style-name="Police_20_par_20_défaut"><text:span text:style-name="T15">Plus tard il va compléter son concept de machine de Turing avec ce qu’</text:span></text:span><text:span text:style-name="Police_20_par_20_défaut"><text:span text:style-name="T18">on</text:span></text:span><text:span text:style-name="Police_20_par_20_défaut"><text:span text:style-name="T15"> appelle la « machine de Turing universelle » il s’agit d’une super</text:span></text:span><text:span text:style-name="Police_20_par_20_défaut"><text:span text:style-name="T5"> machine de </text:span></text:span><text:span text:style-name="Police_20_par_20_défaut"><text:span text:style-name="T15">T</text:span></text:span><text:span text:style-name="Police_20_par_20_défaut"><text:span text:style-name="T5">uring </text:span></text:span><text:span text:style-name="Police_20_par_20_défaut"><text:span text:style-name="T15">qui est capable de simuler n’importe quelle machine de Turing avec les mêmes entrées et les mêmes réglages. </text:span></text:span><text:span text:style-name="Police_20_par_20_défaut"><text:span text:style-name="T18">Il s’agit donc du concept d’un ordinateur moderne.</text:span></text:span></text:p>
      <text:p text:style-name="P10"><text:span text:style-name="Police_20_par_20_défaut"><text:span text:style-name="T16"><text:tab/>Durant la guerre il s’est retrouvé à </text:span></text:span><text:span text:style-name="Police_20_par_20_défaut"><text:span text:style-name="T10">Bletchley Park </text:span></text:span><text:span text:style-name="Police_20_par_20_défaut"><text:span text:style-name="T16">à travailler au décryptage d’Enigma, la machine qui chiffrait les messages des allemands. </text:span></text:span><text:span text:style-name="Police_20_par_20_défaut"><text:span text:style-name="T7">Turing a </text:span></text:span><text:span text:style-name="Police_20_par_20_défaut"><text:span text:style-name="T16">eu </text:span></text:span><text:span text:style-name="Police_20_par_20_défaut"><text:span text:style-name="T7">une approche </text:span></text:span><text:span text:style-name="Police_20_par_20_défaut"><text:span text:style-name="T16">particulière</text:span></text:span><text:span text:style-name="Police_20_par_20_défaut"><text:span text:style-name="T7"> pour </text:span></text:span><text:span text:style-name="Police_20_par_20_défaut"><text:span text:style-name="T16">venir à bout de cette machine</text:span></text:span><text:span text:style-name="Police_20_par_20_défaut"><text:span text:style-name="T7">, il ne v</text:span></text:span><text:span text:style-name="Police_20_par_20_défaut"><text:span text:style-name="T16">oulait</text:span></text:span><text:span text:style-name="Police_20_par_20_défaut"><text:span text:style-name="T7"> pas juste trouver le code d'un </text:span></text:span><text:span text:style-name="Police_20_par_20_défaut"><text:span text:style-name="T16">seul</text:span></text:span><text:span text:style-name="Police_20_par_20_défaut"><text:span text:style-name="T7"> message, il v</text:span></text:span><text:span text:style-name="Police_20_par_20_défaut"><text:span text:style-name="T16">oulait</text:span></text:span><text:span text:style-name="Police_20_par_20_défaut"><text:span text:style-name="T7"> mettre en </text:span></text:span><text:span text:style-name="Police_20_par_20_défaut"><text:span text:style-name="T16">œuvre</text:span></text:span><text:span text:style-name="Police_20_par_20_défaut"><text:span text:style-name="T7"> une machine similaire qui permette de quotidiennement </text:span></text:span><text:span text:style-name="Police_20_par_20_défaut"><text:span text:style-name="T16">trouver le réglage d’Enigma.</text:span></text:span><text:span text:style-name="Police_20_par_20_défaut"><text:span text:style-name="T7"> </text:span></text:span><text:span text:style-name="Police_20_par_20_défaut"><text:span text:style-name="T16">Son idée reposait à la fois sur une machine de Turing capable de tester un très grand nombre de réglages mais aussi de prendre en compte les </text:span></text:span><text:span text:style-name="Police_20_par_20_défaut"><text:span text:style-name="T7">erreur</text:span></text:span><text:span text:style-name="Police_20_par_20_défaut"><text:span text:style-name="T16">s</text:span></text:span><text:span text:style-name="Police_20_par_20_défaut"><text:span text:style-name="T7"> humaine</text:span></text:span><text:span text:style-name="Police_20_par_20_défaut"><text:span text:style-name="T16">s</text:span></text:span><text:span text:style-name="Police_20_par_20_défaut"><text:span text:style-name="T7"> </text:span></text:span><text:span text:style-name="Police_20_par_20_défaut"><text:span text:style-name="T16">pour réduire les possibilités</text:span></text:span><text:span text:style-name="Police_20_par_20_défaut"><text:span text:style-name="T7"> (redondance dans les messages </text:span></text:span><text:span text:style-name="Police_20_par_20_défaut"><text:span text:style-name="T16">comme « </text:span></text:span><text:span text:style-name="Police_20_par_20_défaut"><text:span text:style-name="T7">Heil Hitler » ou habitude d'</text:span></text:span><text:span text:style-name="Police_20_par_20_défaut"><text:span text:style-name="T16">é</text:span></text:span><text:span text:style-name="Police_20_par_20_défaut"><text:span text:style-name="T7">criture d</text:span></text:span><text:span text:style-name="Police_20_par_20_défaut"><text:span text:style-name="T17">es chiffreurs</text:span></text:span><text:span text:style-name="Police_20_par_20_défaut"><text:span text:style-name="T16">)</text:span></text:span><text:span text:style-name="Police_20_par_20_défaut"><text:span text:style-name="T7">. </text:span></text:span><text:span text:style-name="Police_20_par_20_défaut"><text:span text:style-name="T16">La machine qu’il a conçu porte de nom de « </text:span></text:span><text:span text:style-name="Police_20_par_20_défaut"><text:span text:style-name="T8">bombe </text:span></text:span><text:span text:style-name="Police_20_par_20_défaut"><text:span text:style-name="T10">de </text:span></text:span><text:span text:style-name="Police_20_par_20_défaut"><text:span text:style-name="T16">T</text:span></text:span><text:span text:style-name="Police_20_par_20_défaut"><text:span text:style-name="T10">uring »</text:span></text:span><text:span text:style-name="Police_20_par_20_défaut"><text:span text:style-name="T8">. </text:span></text:span><text:span text:style-name="Police_20_par_20_défaut"><text:span text:style-name="T16">Il s’agit alors d’</text:span></text:span><text:span text:style-name="Police_20_par_20_défaut"><text:span text:style-name="T19">une des machines des plus complexe jamais créée.</text:span></text:span><text:span text:style-name="Police_20_par_20_défaut"><text:span text:style-name="T16"> </text:span></text:span><text:span text:style-name="Police_20_par_20_défaut"><text:span text:style-name="T18">Cette machine et le travail acharné de Turing au décryptage des messages allemands auraient permis de terminer la guerre environ deux ans plus tôt. Le secret a ensuite été gardé jusque dans <text:s/>les années </text:span></text:span><text:span text:style-name="Police_20_par_20_défaut"><text:span text:style-name="T6">70 </text:span></text:span><text:span text:style-name="Police_20_par_20_défaut"><text:span text:style-name="T18">où certains ont recommencé à parler de cette machine. Officiellement ce n’est qu’en 2000 que la Grande Bretagne a publié ces travaux secrets.</text:span></text:span></text:p>
      <text:p text:style-name="P18"><text:span text:style-name="Police_20_par_20_défaut"><text:span text:style-name="T20"><text:tab/>Turing a également travaillé à la création des premiers ordinateurs, </text:span></text:span><text:span text:style-name="Police_20_par_20_défaut"><text:span text:style-name="T21">d’abord</text:span></text:span><text:span text:style-name="Police_20_par_20_défaut"><text:span text:style-name="T20"> sur le projet ACE (Automatic Computing Engine). Il a complété les travaux de John Von Neumann en utilisant son système de structure d’ordinateur et en détaillant son fonctionnement surtout du point de vue programmation. Cependant </text:span></text:span><text:span text:style-name="Police_20_par_20_défaut"><text:span text:style-name="T21">le projet n’a pas abouti, en partie à cause de son côté solitaire toujours associé aux informaticiens. Comme quoi certaines choses ne changent pas. Finalement il a dirigé le développement de l’un des premiers ordinateurs industrialisés : le « Manchester Mark I ».</text:span></text:span></text:p>
      <text:p text:style-name="P17"><text:span text:style-name="Police_20_par_20_défaut"><text:span text:style-name="T28">Colossus</text:span></text:span></text:p>
      <text:p text:style-name="P17"><text:span text:style-name="Police_20_par_20_défaut"><text:span text:style-name="T34">Colossus est le nom d’une série de calculateurs électroniques. </text:span></text:span><text:span text:style-name="Police_20_par_20_défaut"><text:span text:style-name="T29">L'objectif </text:span></text:span><text:span text:style-name="Police_20_par_20_défaut"><text:span text:style-name="T35">de ces machines </text:span></text:span><text:span text:style-name="Police_20_par_20_défaut"><text:span text:style-name="T30">é</text:span></text:span><text:span text:style-name="Police_20_par_20_défaut"><text:span text:style-name="T29">tait de </text:span></text:span><text:span text:style-name="Police_20_par_20_défaut"><text:span text:style-name="T30">décrypter</text:span></text:span><text:span text:style-name="Police_20_par_20_défaut"><text:span text:style-name="T29"> le code des t</text:span></text:span><text:span text:style-name="Police_20_par_20_défaut"><text:span text:style-name="T30">é</text:span></text:span><text:span text:style-name="Police_20_par_20_défaut"><text:span text:style-name="T29">l</text:span></text:span><text:span text:style-name="Police_20_par_20_défaut"><text:span text:style-name="T30">é</text:span></text:span><text:span text:style-name="Police_20_par_20_défaut"><text:span text:style-name="T29">scripteurs de F</text:span></text:span><text:span text:style-name="Police_20_par_20_défaut"><text:span text:style-name="T30">I</text:span></text:span><text:span text:style-name="Police_20_par_20_défaut"><text:span text:style-name="T29">SH, </text:span></text:span><text:span text:style-name="Police_20_par_20_défaut"><text:span text:style-name="T30">un autre système de chiffrement allemand </text:span></text:span><text:span text:style-name="Police_20_par_20_défaut"><text:span text:style-name="T29">qui ser</text:span></text:span><text:span text:style-name="Police_20_par_20_défaut"><text:span text:style-name="T30">vait</text:span></text:span><text:span text:style-name="Police_20_par_20_défaut"><text:span text:style-name="T29"> </text:span></text:span><text:span text:style-name="Police_20_par_20_défaut"><text:span text:style-name="T30">à</text:span></text:span><text:span text:style-name="Police_20_par_20_défaut"><text:span text:style-name="T29"> chiffrer les communications </text:span></text:span><text:span text:style-name="Police_20_par_20_défaut"><text:span text:style-name="T30">vocales </text:span></text:span><text:span text:style-name="Police_20_par_20_défaut"><text:span text:style-name="T29">des haut dirigeants. </text:span></text:span><text:span text:style-name="Police_20_par_20_défaut"><text:span text:style-name="T35">La première machine de cette série </text:span></text:span><text:span text:style-name="Police_20_par_20_défaut"><text:span text:style-name="T29">est le premier grand calculateur </text:span></text:span><text:span text:style-name="Police_20_par_20_défaut"><text:span text:style-name="T31">é</text:span></text:span><text:span text:style-name="Police_20_par_20_défaut"><text:span text:style-name="T29">lectronique de l'histoire, </text:span></text:span><text:span text:style-name="Police_20_par_20_défaut"><text:span text:style-name="T35">crée</text:span></text:span><text:span text:style-name="Police_20_par_20_défaut"><text:span text:style-name="T29"> </text:span></text:span><text:span text:style-name="Police_20_par_20_défaut"><text:span text:style-name="T31">à</text:span></text:span><text:span text:style-name="Police_20_par_20_défaut"><text:span text:style-name="T29"> Dollis Hill en 1943. </text:span></text:span><text:span text:style-name="Police_20_par_20_défaut"><text:span text:style-name="T35">Le nom de </text:span></text:span><text:span text:style-name="Police_20_par_20_défaut"><text:span text:style-name="T29">Turing </text:span></text:span><text:span text:style-name="Police_20_par_20_défaut"><text:span text:style-name="T35">est souvent associé à ces machines, il </text:span></text:span><text:span text:style-name="Police_20_par_20_défaut"><text:span text:style-name="T29">n'a </text:span></text:span><text:span text:style-name="Police_20_par_20_défaut"><text:span text:style-name="T35">pourtant</text:span></text:span><text:span text:style-name="Police_20_par_20_défaut"><text:span text:style-name="T31"> aucun rapport avec l</text:span></text:span><text:span text:style-name="Police_20_par_20_défaut"><text:span text:style-name="T35">eur</text:span></text:span><text:span text:style-name="Police_20_par_20_défaut"><text:span text:style-name="T31"> conception </text:span></text:span><text:span text:style-name="Police_20_par_20_défaut"><text:span text:style-name="T35">mais il les a </text:span></text:span><text:span text:style-name="Police_20_par_20_défaut"><text:span text:style-name="T29">vu </text:span></text:span><text:span text:style-name="Police_20_par_20_défaut"><text:span text:style-name="T31">à </text:span></text:span><text:span text:style-name="Police_20_par_20_défaut"><text:span text:style-name="T35">l’œuvre.</text:span></text:span></text:p>
      <text:p text:style-name="P9"><text:span text:style-name="Police_20_par_20_défaut"><text:span text:style-name="T26">John Von Neumann</text:span></text:span></text:p>
      <text:p text:style-name="P15"><text:span text:style-name="Police_20_par_20_défaut"><text:span text:style-name="T11"><text:tab/>Neumann a beaucoup apporté à l’informatique moderne. Il est notamment à </text:span></text:span><text:span text:style-name="Police_20_par_20_défaut"><text:span text:style-name="T12">l’origine de l’architecture des composants de l’unité centrale d’un ordinateur, toujours utilisé de nos jours dans la plupart des ordinateurs. </text:span></text:span><text:span text:style-name="Police_20_par_20_défaut"><text:span text:style-name="T22">Inspiré par le travail de Turing et son concept de machine de Turing, il </text:span></text:span><text:span text:style-name="Police_20_par_20_défaut"><text:span text:style-name="T23">cherche à concrétiser la conception d’une telle machine. Le système qu’il propose permet de modéliser une machine <text:s/>de Turing universelle. Ce système possède une entrée et une sortie tous deux reliés à une unité de traitement. Cette unité de traitement effectue les opérations de base, elle est reliée à une unité de contrôle qui lui indique l’ordre dans lequel effectuer les opérations. Enfin les deux unités sont reliées à une mémoire qui contient à la fois le code à exécuter </text:span></text:span><text:span text:style-name="Police_20_par_20_défaut"><text:span text:style-name="T25">et</text:span></text:span><text:span text:style-name="Police_20_par_20_défaut"><text:span text:style-name="T23"> </text:span></text:span><text:span text:style-name="Police_20_par_20_défaut"><text:span text:style-name="T24">les données passées en entrée. </text:span></text:span><text:span text:style-name="Police_20_par_20_défaut"><text:span text:style-name="T25">Au final il</text:span></text:span><text:span text:style-name="Police_20_par_20_défaut"><text:span text:style-name="T22"> attribue </text:span></text:span><text:span text:style-name="Police_20_par_20_défaut"><text:span text:style-name="T25">son </text:span></text:span><text:span text:style-name="Police_20_par_20_défaut"><text:span text:style-name="T22">modèle de « calculateur à programme »</text:span></text:span><text:span text:style-name="Police_20_par_20_défaut"><text:span text:style-name="T25"> à Turing qui concrétisera ce projet</text:span></text:span><text:span text:style-name="Police_20_par_20_défaut"><text:span text:style-name="T22">.</text:span></text:span></text:p>
      <text:p text:style-name="P11"><text:span text:style-name="Police_20_par_20_défaut"><text:span text:style-name="T32"/></text:span></text:p>
      <text:p text:style-name="P17"><text:span text:style-name="Police_20_par_20_défaut"><text:span text:style-name="T33">Sources :</text:span></text:span></text:p>
      <text:p text:style-name="P19"><text:a xlink:type="simple" xlink:href="https://fr.wikipedia.org/wiki/Alan_Turing" text:style-name="Internet_20_link" text:visited-style-name="Visited_20_Internet_20_Link"><text:span text:style-name="Police_20_par_20_défaut"><text:span text:style-name="T33">https://fr.wikipedia.org/wiki/Alan_Turing</text:span></text:span></text:a></text:p>
      <text:p text:style-name="P19"><text:a xlink:type="simple" xlink:href="http://www.cite-sciences.fr/fr/au-programme/lieux-ressources/bibliotheque/chercher-trouver/sinspirer/dossiers/alan-turing/" text:style-name="Internet_20_link" text:visited-style-name="Visited_20_Internet_20_Link"><text:span text:style-name="Police_20_par_20_défaut"><text:span text:style-name="T33">http://www.cite-sciences.fr/fr/au-programme/lieux-ressources/bibliotheque/chercher-trouver/sinspirer/dossiers/alan-turing/</text:span></text:span></text:a></text:p>
      <text:p text:style-name="P19"><text:a xlink:type="simple" xlink:href="https://www.la-croix.com/Culture/TV-Radio/Ce-lon-doit-Alan-Turing-2018-08-13-1200961465" text:style-name="Internet_20_link" text:visited-style-name="Visited_20_Internet_20_Link"><text:span text:style-name="Police_20_par_20_défaut"><text:span text:style-name="T33">https://www.la-croix.com/Culture/TV-Radio/Ce-lon-doit-Alan-Turing-2018-08-13-1200961465</text:span></text:span></text:a></text:p>
      <text:p text:style-name="P19"><text:a xlink:type="simple" xlink:href="https://dossiers.lalibre.be/turing/" text:style-name="Internet_20_link" text:visited-style-name="Visited_20_Internet_20_Link"><text:span text:style-name="Police_20_par_20_défaut"><text:span text:style-name="T33">https://dossiers.lalibre.be/turing/</text:span></text:span></text:a></text:p>
      <text:p text:style-name="P19"><text:a xlink:type="simple" xlink:href="https://lejournal.cnrs.fr/articles/alan-turing-genie-au-destin-brise" text:style-name="Internet_20_link" text:visited-style-name="Visited_20_Internet_20_Link"><text:span text:style-name="Police_20_par_20_défaut"><text:span text:style-name="T33">https://lejournal.cnrs.fr/articles/alan-turing-genie-au-destin-brise</text:span></text:span></text:a></text:p>
      <text:p text:style-name="P19"><text:span text:style-name="Police_20_par_20_défaut"><text:span text:style-name="T33">Le film « Imitation Game » de 2014</text:span></text:span></text:p>
      <text:p text:style-name="P19"><text:a xlink:type="simple" xlink:href="https://fr.wikipedia.org/wiki/Colossus_(ordinateur)" text:style-name="Internet_20_link" text:visited-style-name="Visited_20_Internet_20_Link"><text:span text:style-name="Police_20_par_20_défaut"><text:span text:style-name="T33">https://fr.wikipedia.org/wiki/Colossus_(ordinateur)</text:span></text:span></text:a></text:p>
      <text:p text:style-name="P19"><text:a xlink:type="simple" xlink:href="https://fr.wikipedia.org/wiki/John_von_Neumann" text:style-name="Internet_20_link" text:visited-style-name="Visited_20_Internet_20_Link"><text:span text:style-name="Police_20_par_20_défaut"><text:span text:style-name="T33">https://fr.wikipedia.org/wiki/John_von_Neumann</text:span></text:span></text:a></text:p>
      <text:p text:style-name="P19"><text:a xlink:type="simple" xlink:href="https://www.techno-science.net/definition/6495.html" text:style-name="Internet_20_link" text:visited-style-name="Visited_20_Internet_20_Link"><text:span text:style-name="Police_20_par_20_défaut"><text:span text:style-name="T33">https://www.techno-science.net/definition/6495.html</text:span></text:span></text:a></text:p>
      <text:p text:style-name="P19"><text:a xlink:type="simple" xlink:href="http://www.universalis-edu.com/encyclopedie/john-von-neumann/" text:style-name="Internet_20_link" text:visited-style-name="Visited_20_Internet_20_Link"><text:span text:style-name="Police_20_par_20_défaut"><text:span text:style-name="T33">http://www.universalis-edu.com/encyclopedie/john-von-neumann/</text:span></text:span></text:a></text:p>
      <text:p text:style-name="P19"><text:span text:style-name="Police_20_par_20_défaut"><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1" svg:font-family="Calibri, Arial, Helvetica, sans-serif"/>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59cm" fo:margin-left="-0.277cm" fo:margin-top="0cm" fo:margin-bottom="0cm" table:align="left" style:writing-mode="lr-tb"/>
    </style:style>
    <style:style style:name="Tableau1.A" style:family="table-column">
      <style:table-column-properties style:column-width="9.393cm"/>
    </style:style>
    <style:style style:name="Tableau1.B" style:family="table-column">
      <style:table-column-properties style:column-width="7.167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03cm" fo:margin-left="-0.312cm" fo:margin-top="0cm" fo:margin-bottom="0cm" table:align="left" style:writing-mode="lr-tb"/>
    </style:style>
    <style:style style:name="Tableau2.A" style:family="table-column">
      <style:table-column-properties style:column-width="10.553cm"/>
    </style:style>
    <style:style style:name="Tableau2.B" style:family="table-column">
      <style:table-column-properties style:column-width="6.05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loext:graphic-properties draw:fill="none"/>
      <style:paragraph-properties fo:margin-left="0.499cm" fo:margin-right="0cm" fo:margin-top="0.141cm" fo:margin-bottom="0.141cm" loext:contextual-spacing="false" fo:text-align="justify"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9f679b" officeooo:paragraph-rsid="00b330d3" style:font-size-asian="12pt" style:language-asian="en" style:country-asian="US" style:font-size-complex="12pt" style:language-complex="ar" style:country-complex="SA"/>
    </style:style>
    <style:style style:name="MP2"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8b6ab6" style:font-size-asian="12pt" style:language-asian="en" style:country-asian="US" style:font-size-complex="12pt" style:language-complex="ar" style:country-complex="SA"/>
    </style:style>
    <style:style style:name="MP3" style:family="paragraph" style:parent-style-name="Header">
      <style:text-properties fo:language="fr" fo:country="FR"/>
    </style:style>
    <style:style style:name="MP4" style:family="paragraph" style:parent-style-name="Footer">
      <loext:graphic-properties draw:fill="none"/>
      <style:paragraph-properties fo:margin-left="0cm" fo:margin-right="0cm" fo:margin-top="0.141cm" fo:margin-bottom="0.141cm" loext:contextual-spacing="false" fo:text-align="start" style:justify-single-word="false" fo:orphans="2" fo:widows="2" fo:text-indent="0.499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language-asian="en" style:country-asian="US" style:font-size-complex="12pt" style:language-complex="ar" style:country-complex="SA"/>
    </style:style>
    <style:style style:name="MP5" style:family="paragraph" style:parent-style-name="Footer">
      <loext:graphic-properties draw:fill="none"/>
      <style:paragraph-properties fo:margin-left="0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font-variant="normal" fo:text-transform="none" fo:color="#ffffff" style:font-name="Times New Roman"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a86ba0"/>
    </style:style>
    <style:style style:name="MT2" style:family="text">
      <style:text-properties officeooo:rsid="00b330d3"/>
    </style:style>
    <style:style style:name="MT3" style:family="text">
      <style:text-properties officeooo:rsid="0036bed1"/>
    </style:style>
    <style:style style:name="MT4" style:family="text">
      <style:text-properties officeooo:rsid="008a383e"/>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Rapport sur<text:span text:style-name="MT1"> </text:span>Alan Turing <text:span text:style-name="MT2">et</text:span> <text:span text:style-name="MT1">John Von Neumann</text:span></text:p>
            </table:table-cell>
            <table:table-cell table:style-name="Tableau1.A1" office:value-type="string">
              <text:p text:style-name="MP2"><text:span text:style-name="MT3">Le </text:span><text:date style:data-style-name="N76" text:date-value="2019-03-15T16:56:46.780332466">15 mars 2019</text:date></text:p>
            </table:table-cell>
          </table:table-row>
        </table:table>
        <text:p text:style-name="MP3"/>
      </style:header>
      <style:footer>
        <table:table table:name="Tableau2" table:style-name="Tableau2">
          <table:table-column table:style-name="Tableau2.A"/>
          <table:table-column table:style-name="Tableau2.B"/>
          <table:table-row table:style-name="Tableau2.1">
            <table:table-cell table:style-name="Tableau2.A1" office:value-type="string">
              <text:p text:style-name="MP4">Julien Giraud</text:p>
            </table:table-cell>
            <table:table-cell table:style-name="Tableau2.A1" office:value-type="string">
              <text:p text:style-name="MP5"><text:span text:style-name="MT4">Page </text:span><text:page-number text:select-page="current">3</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5.1.6.2$Linux_X86_64 LibreOffice_project/10m0$Build-2</meta:generator>
    <meta:document-statistic meta:table-count="2" meta:image-count="0" meta:object-count="0" meta:page-count="3" meta:paragraph-count="24" meta:word-count="748" meta:character-count="4948" meta:non-whitespace-character-count="4218"/>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